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style:text-autospace="none" fo:margin-bottom="0in" fo:line-height="100%"/>
    </style:style>
    <style:style style:name="T3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4" style:parent-style-name="Absatz-Standardschriftart" style:family="text">
      <style:text-properties style:font-name="Consolas" style:font-name-complex="Consolas" fo:color="#3F7F7F" fo:font-size="10pt" style:font-size-asian="10pt" style:font-size-complex="10pt"/>
    </style:style>
    <style:style style:name="T5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6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8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T9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10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11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2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T13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P14" style:parent-style-name="Standard" style:family="paragraph">
      <style:paragraph-properties style:text-autospace="none" fo:margin-bottom="0in" fo:line-height="100%"/>
    </style:style>
    <style:style style:name="T15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16" style:parent-style-name="Absatz-Standardschriftart" style:family="text">
      <style:text-properties style:font-name="Consolas" style:font-name-complex="Consolas" fo:color="#3F7F7F" fo:font-size="10pt" style:font-size-asian="10pt" style:font-size-complex="10pt"/>
    </style:style>
    <style:style style:name="T17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18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19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20" style:parent-style-name="Absatz-Standardschriftart" style:family="text">
      <style:text-properties style:font-name="Consolas" style:font-name-complex="Consolas" fo:color="#808080" fo:font-size="10pt" style:font-size-asian="10pt" style:font-size-complex="10pt"/>
    </style:style>
    <style:style style:name="T21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22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23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P24" style:parent-style-name="Standard" style:family="paragraph">
      <style:paragraph-properties style:text-autospace="none" fo:margin-bottom="0in" fo:line-height="100%"/>
    </style:style>
    <style:style style:name="T25" style:parent-style-name="Absatz-Standardschriftart" style:family="text">
      <style:text-properties style:font-name="Consolas" style:font-name-complex="Consolas" fo:color="#3F7F5F" fo:font-size="10pt" style:font-size-asian="10pt" style:font-size-complex="10pt"/>
    </style:style>
    <style:style style:name="T26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P27" style:parent-style-name="Standard" style:family="paragraph">
      <style:paragraph-properties style:text-autospace="none" fo:margin-bottom="0in" fo:line-height="100%"/>
    </style:style>
    <style:style style:name="T28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29" style:parent-style-name="Absatz-Standardschriftart" style:family="text">
      <style:text-properties style:font-name="Consolas" style:font-name-complex="Consolas" fo:color="#3F7F7F" fo:font-size="10pt" style:font-size-asian="10pt" style:font-size-complex="10pt"/>
    </style:style>
    <style:style style:name="T30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31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3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33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P34" style:parent-style-name="Standard" style:family="paragraph">
      <style:paragraph-properties style:text-autospace="none" fo:margin-bottom="0in" fo:line-height="100%"/>
    </style:style>
    <style:style style:name="T35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36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3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38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P39" style:parent-style-name="Standard" style:family="paragraph">
      <style:paragraph-properties style:text-autospace="none" fo:margin-bottom="0in" fo:line-height="100%"/>
    </style:style>
    <style:style style:name="T40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41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4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43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P44" style:parent-style-name="Standard" style:family="paragraph">
      <style:paragraph-properties style:text-autospace="none" fo:margin-bottom="0in" fo:line-height="100%"/>
    </style:style>
    <style:style style:name="T45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46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4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48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T49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P50" style:parent-style-name="Standard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51" style:parent-style-name="Standard" style:family="paragraph">
      <style:paragraph-properties style:text-autospace="none" fo:margin-bottom="0in" fo:line-height="100%"/>
    </style:style>
    <style:style style:name="T52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53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54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55" style:parent-style-name="Standard" style:family="paragraph">
      <style:paragraph-properties style:text-autospace="none" fo:margin-bottom="0in" fo:line-height="100%"/>
    </style:style>
    <style:style style:name="T56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7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58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59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60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61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62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63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64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65" style:parent-style-name="Standard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n" fo:country="US"/>
    </style:style>
    <style:style style:name="P66" style:parent-style-name="Standard" style:family="paragraph">
      <style:paragraph-properties style:text-autospace="none" fo:margin-bottom="0in" fo:line-height="100%"/>
    </style:style>
    <style:style style:name="T67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68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69" style:parent-style-name="Absatz-Standardschriftart" style:family="text">
      <style:text-properties style:font-name="Consolas" style:font-name-complex="Consolas" fo:color="#3F5FBF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0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71" style:parent-style-name="Standard" style:family="paragraph">
      <style:paragraph-properties style:text-autospace="none" fo:margin-bottom="0in" fo:line-height="100%"/>
    </style:style>
    <style:style style:name="T72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73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74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75" style:parent-style-name="Standard" style:family="paragraph">
      <style:paragraph-properties style:text-autospace="none" fo:margin-bottom="0in" fo:line-height="100%"/>
    </style:style>
    <style:style style:name="T76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77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78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79" style:parent-style-name="Absatz-Standardschriftart" style:family="text">
      <style:text-properties style:font-name="Consolas" style:font-name-complex="Consolas" fo:color="#3F5FBF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80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81" style:parent-style-name="Standard" style:family="paragraph">
      <style:paragraph-properties style:text-autospace="none" fo:margin-bottom="0in" fo:line-height="100%"/>
    </style:style>
    <style:style style:name="T82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83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84" style:parent-style-name="Standard" style:family="paragraph">
      <style:paragraph-properties style:text-autospace="none" fo:margin-bottom="0in" fo:line-height="100%"/>
    </style:style>
    <style:style style:name="T85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6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87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88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89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90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91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92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93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94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95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96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97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98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99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00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01" style:parent-style-name="Standard" style:family="paragraph">
      <style:paragraph-properties style:text-autospace="none" fo:margin-bottom="0in" fo:line-height="100%"/>
    </style:style>
    <style:style style:name="T102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3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4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5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06" style:parent-style-name="Standard" style:family="paragraph">
      <style:paragraph-properties style:text-autospace="none" fo:margin-bottom="0in" fo:line-height="100%"/>
    </style:style>
    <style:style style:name="T107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8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9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10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11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12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13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4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15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16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17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8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P119" style:parent-style-name="Standard" style:family="paragraph">
      <style:paragraph-properties style:text-autospace="none" fo:margin-bottom="0in" fo:line-height="100%"/>
    </style:style>
    <style:style style:name="T120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21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22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23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24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5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26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7" style:parent-style-name="Absatz-Standardschriftart" style:family="text">
      <style:text-properties style:font-name="Consolas" style:font-name-complex="Consolas" fo:font-style="italic" style:font-style-asian="italic" style:font-style-complex="italic" fo:color="#2A00E1" fo:font-size="10pt" style:font-size-asian="10pt" style:font-size-complex="10pt" fo:language="en" fo:country="US"/>
    </style:style>
    <style:style style:name="T128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9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30" style:parent-style-name="Standard" style:family="paragraph">
      <style:paragraph-properties style:text-autospace="none" fo:margin-bottom="0in" fo:line-height="100%"/>
    </style:style>
    <style:style style:name="T131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2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3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4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35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36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37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38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9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40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41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42" style:parent-style-name="Standard" style:family="paragraph">
      <style:paragraph-properties style:text-autospace="none" fo:margin-bottom="0in" fo:line-height="100%"/>
    </style:style>
    <style:style style:name="T143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44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45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46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47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48" style:parent-style-name="Standard" style:family="paragraph">
      <style:paragraph-properties style:text-autospace="none" fo:margin-bottom="0in" fo:line-height="100%"/>
    </style:style>
    <style:style style:name="T149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50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51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52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53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54" style:parent-style-name="Standard" style:family="paragraph">
      <style:paragraph-properties style:text-autospace="none" fo:margin-bottom="0in" fo:line-height="100%"/>
    </style:style>
    <style:style style:name="T155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56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57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58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59" style:parent-style-name="Standard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n" fo:country="US"/>
    </style:style>
    <style:style style:name="P160" style:parent-style-name="Standard" style:family="paragraph">
      <style:paragraph-properties style:text-autospace="none" fo:margin-bottom="0in" fo:line-height="100%"/>
    </style:style>
    <style:style style:name="T161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62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63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64" style:parent-style-name="Absatz-Standardschriftart" style:family="text">
      <style:text-properties style:font-name="Consolas" style:font-name-complex="Consolas" fo:color="#3F5FBF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5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66" style:parent-style-name="Standard" style:family="paragraph">
      <style:paragraph-properties style:text-autospace="none" fo:margin-bottom="0in" fo:line-height="100%"/>
    </style:style>
    <style:style style:name="T167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68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69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70" style:parent-style-name="Standard" style:family="paragraph">
      <style:paragraph-properties style:text-autospace="none" fo:margin-bottom="0in" fo:line-height="100%"/>
    </style:style>
    <style:style style:name="T171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72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73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74" style:parent-style-name="Standard" style:family="paragraph">
      <style:paragraph-properties style:text-autospace="none" fo:margin-bottom="0in" fo:line-height="100%"/>
    </style:style>
    <style:style style:name="T175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76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77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78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79" style:parent-style-name="Standard" style:family="paragraph">
      <style:paragraph-properties style:text-autospace="none" fo:margin-bottom="0in" fo:line-height="100%"/>
    </style:style>
    <style:style style:name="T180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T181" style:parent-style-name="Absatz-Standardschriftart" style:family="text">
      <style:text-properties style:font-name="Consolas" style:font-name-complex="Consolas" fo:color="#3F5FBF" fo:font-size="10pt" style:font-size-asian="10pt" style:font-size-complex="10pt" fo:language="en" fo:country="US"/>
    </style:style>
    <style:style style:name="P182" style:parent-style-name="Standard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n" fo:country="US"/>
    </style:style>
    <style:style style:name="P183" style:parent-style-name="Standard" style:family="paragraph">
      <style:paragraph-properties style:text-autospace="none" fo:margin-bottom="0in" fo:line-height="100%"/>
    </style:style>
    <style:style style:name="T184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85" style:parent-style-name="Absatz-Standardschriftar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86" style:parent-style-name="Absatz-Standardschriftar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87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88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89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0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191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92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93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4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P195" style:parent-style-name="Standard" style:family="paragraph">
      <style:paragraph-properties style:text-autospace="none" fo:margin-bottom="0in" fo:line-height="100%"/>
    </style:style>
    <style:style style:name="T196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97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198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199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00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T201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202" style:parent-style-name="Absatz-Standardschriftart" style:family="text">
      <style:text-properties style:font-name="Consolas" style:font-name-complex="Consolas" fo:color="#7F007F" fo:font-size="10pt" style:font-size-asian="10pt" style:font-size-complex="10pt" fo:language="en" fo:country="US"/>
    </style:style>
    <style:style style:name="T203" style:parent-style-name="Absatz-Standardschriftar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04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 fo:language="en" fo:country="US"/>
    </style:style>
    <style:style style:name="P205" style:parent-style-name="Standard" style:family="paragraph">
      <style:paragraph-properties style:text-autospace="none" fo:margin-bottom="0in" fo:line-height="100%"/>
    </style:style>
    <style:style style:name="T206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207" style:parent-style-name="Absatz-Standardschriftart" style:family="text">
      <style:text-properties style:font-name="Consolas" style:font-name-complex="Consolas" fo:font-size="10pt" style:font-size-asian="10pt" style:font-size-complex="10pt" fo:language="en" fo:country="US"/>
    </style:style>
    <style:style style:name="T208" style:parent-style-name="Absatz-Standardschriftart" style:family="text">
      <style:text-properties style:font-name="Consolas" style:font-name-complex="Consolas" fo:color="#7F007F" fo:font-size="10pt" style:font-size-asian="10pt" style:font-size-complex="10pt"/>
    </style:style>
    <style:style style:name="T209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210" style:parent-style-name="Absatz-Standardschriftart" style:family="text">
      <style:text-properties style:font-name="Consolas" style:font-name-complex="Consolas" fo:font-style="italic" style:font-style-asian="italic" style:font-style-complex="italic" fo:color="#2A00FF" fo:font-size="10pt" style:font-size-asian="10pt" style:font-size-complex="10pt"/>
    </style:style>
    <style:style style:name="T211" style:parent-style-name="Absatz-Standardschriftart" style:family="text">
      <style:text-properties style:font-name="Consolas" style:font-name-complex="Consolas" fo:font-size="10pt" style:font-size-asian="10pt" style:font-size-complex="10pt"/>
    </style:style>
    <style:style style:name="T212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P213" style:parent-style-name="Standard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214" style:parent-style-name="Standard" style:family="paragraph">
      <style:paragraph-properties style:text-autospace="none" fo:margin-bottom="0in" fo:line-height="100%"/>
    </style:style>
    <style:style style:name="T215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216" style:parent-style-name="Absatz-Standardschriftart" style:family="text">
      <style:text-properties style:font-name="Consolas" style:font-name-complex="Consolas" fo:color="#3F7F7F" fo:font-size="10pt" style:font-size-asian="10pt" style:font-size-complex="10pt"/>
    </style:style>
    <style:style style:name="T217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218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  <style:style style:name="T219" style:parent-style-name="Absatz-Standardschriftart" style:family="text">
      <style:text-properties style:font-name="Consolas" style:font-name-complex="Consolas" fo:color="#3F7F7F" fo:font-size="10pt" style:font-size-asian="10pt" style:font-size-complex="10pt"/>
    </style:style>
    <style:style style:name="T220" style:parent-style-name="Absatz-Standardschriftart" style:family="text">
      <style:text-properties style:font-name="Consolas" style:font-name-complex="Consolas" fo:color="#008080" fo:font-size="10pt" style:font-size-asian="10pt" style:font-size-complex="10pt"/>
    </style:style>
  </office:automatic-styles>
  <office:body>
    <office:text text:use-soft-page-breaks="true">
      <text:p text:style-name="P1">The JSF:</text:p>
      <text:p text:style-name="Standard"/>
      <text:p text:style-name="P2"><text:span text:style-name="T3">&lt;?</text:span><text:span text:style-name="T4">xml</text:span><text:span text:style-name="T5"><text:s/></text:span><text:span text:style-name="T6">version</text:span><text:span text:style-name="T7">=</text:span><text:span text:style-name="T8">"1.0"</text:span><text:span text:style-name="T9"><text:s/></text:span><text:span text:style-name="T10">encoding</text:span><text:span text:style-name="T11">=</text:span><text:span text:style-name="T12">"UTF-8"</text:span><text:span text:style-name="T13">?&gt;</text:span></text:p>
      <text:p text:style-name="P14"><text:span text:style-name="T15">&lt;!</text:span><text:span text:style-name="T16">DOCTYPE</text:span><text:span text:style-name="T17"><text:s/></text:span><text:span text:style-name="T18">html</text:span><text:span text:style-name="T19"><text:s/></text:span><text:span text:style-name="T20">PUBLIC</text:span><text:span text:style-name="T21"><text:s/></text:span><text:span text:style-name="T22">"-//W3C//DTD XHTML 1.0 Transitional//EN"</text:span><text:span text:style-name="T23"><text:s/></text:span></text:p>
      <text:p text:style-name="P24"><text:span text:style-name="T25">"http://www.w3.org/TR/xhtml1/DTD/xhtml1-transitional.dtd"</text:span><text:span text:style-name="T26">&gt;</text:span></text:p>
      <text:p text:style-name="P27"><text:span text:style-name="T28">&lt;</text:span><text:span text:style-name="T29">html</text:span><text:span text:style-name="T30"><text:s/></text:span><text:span text:style-name="T31">xmlns</text:span><text:span text:style-name="T32">=</text:span><text:span text:style-name="T33">"http://www.w3.org/1999/xhtml"</text:span></text:p>
      <text:p text:style-name="P34"><text:span text:style-name="T35"><text:tab/></text:span><text:span text:style-name="T36">xmlns:h</text:span><text:span text:style-name="T37">=</text:span><text:span text:style-name="T38">"http://java.sun.com/jsf/html"</text:span></text:p>
      <text:p text:style-name="P39"><text:span text:style-name="T40"><text:tab/></text:span><text:span text:style-name="T41">xmlns:f</text:span><text:span text:style-name="T42">=</text:span><text:span text:style-name="T43">"http://java.sun.com/jsf/core"</text:span></text:p>
      <text:p text:style-name="P44"><text:span text:style-name="T45"><text:tab/></text:span><text:span text:style-name="T46">xmlns:p</text:span><text:span text:style-name="T47">=</text:span><text:span text:style-name="T48">"http://primefaces.org/ui"</text:span><text:span text:style-name="T49">&gt;</text:span></text:p>
      <text:p text:style-name="P50"/>
      <text:p text:style-name="P51"><text:span text:style-name="T52">&lt;</text:span><text:span text:style-name="T53">h:form</text:span><text:span text:style-name="T54">&gt;</text:span></text:p>
      <text:p text:style-name="P55"><text:span text:style-name="T56"><text:tab/></text:span><text:span text:style-name="T57">&lt;</text:span><text:span text:style-name="T58">p:growl</text:span><text:span text:style-name="T59"><text:s/></text:span><text:span text:style-name="T60">showDetail</text:span><text:span text:style-name="T61">=</text:span><text:span text:style-name="T62">"true"</text:span><text:span text:style-name="T63"><text:s/></text:span><text:span text:style-name="T64">/&gt;</text:span></text:p>
      <text:p text:style-name="P65"/>
      <text:p text:style-name="P66"><text:span text:style-name="T67"><text:tab/></text:span><text:span text:style-name="T68">&lt;!-- <text:s/>&lt;h:panelGrid columns="2" id="challengenameGrid"<text:s/></text:span><text:span text:style-name="T69">cellpadding</text:span><text:span text:style-name="T70">="5"&gt;</text:span></text:p>
      <text:p text:style-name="P71"><text:span text:style-name="T72"><text:tab/></text:span><text:span text:style-name="T73"><text:tab/></text:span><text:span text:style-name="T74"><text:tab/>&lt;h:outputLabel value="Name: " /&gt;</text:span></text:p>
      <text:p text:style-name="P75"><text:span text:style-name="T76"><text:tab/></text:span><text:span text:style-name="T77"><text:tab/></text:span><text:span text:style-name="T78"><text:tab/>&lt;p:inputText id="</text:span><text:span text:style-name="T79">challengename</text:span><text:span text:style-name="T80">" value="#{challengeBean.name}" /&gt;</text:span></text:p>
      <text:p text:style-name="P81"><text:span text:style-name="T82"><text:tab/></text:span><text:span text:style-name="T83"><text:tab/>&lt;/h:panelGrid&gt; !--&gt;</text:span></text:p>
      <text:p text:style-name="P84"><text:span text:style-name="T85"><text:tab/></text:span><text:span text:style-name="T86">&lt;</text:span><text:span text:style-name="T87">h:panelGrid</text:span><text:span text:style-name="T88"><text:s/></text:span><text:span text:style-name="T89">id</text:span><text:span text:style-name="T90">=</text:span><text:span text:style-name="T91">"challengeLevelGrid"</text:span><text:span text:style-name="T92"><text:s/></text:span><text:span text:style-name="T93">columns</text:span><text:span text:style-name="T94">=</text:span><text:span text:style-name="T95">"2"</text:span><text:span text:style-name="T96"><text:s/></text:span><text:span text:style-name="T97">cellpadding</text:span><text:span text:style-name="T98">=</text:span><text:span text:style-name="T99">"5"</text:span><text:span text:style-name="T100">&gt;</text:span></text:p>
      <text:p text:style-name="P101"><text:span text:style-name="T102"><text:tab/></text:span><text:span text:style-name="T103"><text:tab/></text:span><text:span text:style-name="T104"><text:tab/></text:span><text:span text:style-name="T105">&lt;!--&lt;p:outputLabel for="challengeLevel" value="Level:" /&gt;!--&gt;</text:span></text:p>
      <text:p text:style-name="P106"><text:span text:style-name="T107"><text:tab/></text:span><text:span text:style-name="T108"><text:tab/></text:span><text:span text:style-name="T109">&lt;</text:span><text:span text:style-name="T110">p:selectOneMenu</text:span><text:span text:style-name="T111"><text:s/></text:span><text:span text:style-name="T112">id</text:span><text:span text:style-name="T113">=</text:span><text:span text:style-name="T114">"challengeLevel"</text:span><text:span text:style-name="T115"><text:s/></text:span><text:span text:style-name="T116">value</text:span><text:span text:style-name="T117">=</text:span><text:span text:style-name="T118">"#{challengeBean.level}"</text:span></text:p>
      <text:p text:style-name="P119"><text:span text:style-name="T120"><text:tab/></text:span><text:span text:style-name="T121"><text:tab/></text:span><text:span text:style-name="T122"><text:tab/></text:span><text:span text:style-name="T123">style</text:span><text:span text:style-name="T124">="</text:span><text:span text:style-name="T125">width</text:span><text:span text:style-name="T126">:</text:span><text:span text:style-name="T127">125px</text:span><text:span text:style-name="T128">"</text:span><text:span text:style-name="T129">&gt;</text:span></text:p>
      <text:p text:style-name="P130"><text:span text:style-name="T131"><text:tab/></text:span><text:span text:style-name="T132"><text:tab/></text:span><text:span text:style-name="T133"><text:tab/></text:span><text:span text:style-name="T134">&lt;</text:span><text:span text:style-name="T135">f:selectItems</text:span><text:span text:style-name="T136"><text:s/></text:span><text:span text:style-name="T137">value</text:span><text:span text:style-name="T138">=</text:span><text:span text:style-name="T139">"#{challengeBean.levelValues}"</text:span><text:span text:style-name="T140"><text:s/></text:span><text:span text:style-name="T141">/&gt;</text:span></text:p>
      <text:p text:style-name="P142"><text:span text:style-name="T143"><text:tab/></text:span><text:span text:style-name="T144"><text:tab/></text:span><text:span text:style-name="T145"><text:tab/></text:span><text:span text:style-name="T146">&lt;!-- &lt;f:converter convert</text:span><text:span text:style-name="T147">erId="at.alex.ok.web.EnumConverter" /&gt; !--&gt;</text:span></text:p>
      <text:p text:style-name="P148"><text:span text:style-name="T149"><text:tab/></text:span><text:span text:style-name="T150"><text:tab/></text:span><text:span text:style-name="T151">&lt;/</text:span><text:span text:style-name="T152">p:selectOneMenu</text:span><text:span text:style-name="T153">&gt;</text:span></text:p>
      <text:p text:style-name="P154"><text:span text:style-name="T155"><text:tab/></text:span><text:span text:style-name="T156">&lt;/</text:span><text:span text:style-name="T157">h:panelGrid</text:span><text:span text:style-name="T158">&gt;</text:span></text:p>
      <text:p text:style-name="P159"/>
      <text:p text:style-name="P160"><text:span text:style-name="T161"><text:tab/></text:span><text:span text:style-name="T162">&lt;!--</text:span><text:span text:style-name="T163"><text:tab/>&lt;h:panelGrid columns="2" id="challengeDescriptionGrid"<text:s/></text:span><text:span text:style-name="T164">cellpadding</text:span><text:span text:style-name="T165">="5"&gt;</text:span></text:p>
      <text:p text:style-name="P166"><text:span text:style-name="T167"><text:tab/></text:span><text:span text:style-name="T168"><text:tab/></text:span><text:span text:style-name="T169"><text:tab/>&lt;h:outputLabel for="challengeDescription" value="Description:" /&gt;</text:span></text:p>
      <text:p text:style-name="P170"><text:span text:style-name="T171"><text:tab/></text:span><text:span text:style-name="T172"><text:tab/></text:span><text:span text:style-name="T173"><text:tab/>&lt;p:inputText id="challengeDescription"</text:span></text:p>
      <text:p text:style-name="P174"><text:span text:style-name="T175"><text:tab/></text:span><text:span text:style-name="T176"><text:tab/></text:span><text:span text:style-name="T177"><text:tab/></text:span><text:span text:style-name="T178"><text:tab/>value="#{challengeBean.description}" /&gt;</text:span></text:p>
      <text:p text:style-name="P179"><text:span text:style-name="T180"><text:tab/></text:span><text:span text:style-name="T181"><text:tab/>&lt;/h:panelGrid&gt; !--&gt;</text:span></text:p>
      <text:p text:style-name="P182"/>
      <text:p text:style-name="P183"><text:span text:style-name="T184"><text:tab/></text:span><text:span text:style-name="T185">&lt;</text:span><text:span text:style-name="T186">p:commandButton</text:span><text:span text:style-name="T187"><text:s/></text:span><text:span text:style-name="T188">update</text:span><text:span text:style-name="T189">=</text:span><text:span text:style-name="T190">"challengeLevelGrid"</text:span><text:span text:style-name="T191"><text:s/></text:span><text:span text:style-name="T192">value</text:span><text:span text:style-name="T193">=</text:span><text:span text:style-name="T194">"Create"</text:span></text:p>
      <text:p text:style-name="P195"><text:span text:style-name="T196"><text:tab/></text:span><text:span text:style-name="T197"><text:tab/></text:span><text:span text:style-name="T198">icon</text:span><text:span text:style-name="T199">=</text:span><text:span text:style-name="T200">"ui-icon-check"</text:span><text:span text:style-name="T201"><text:s/></text:span><text:span text:style-name="T202">ajax</text:span><text:span text:style-name="T203">=</text:span><text:span text:style-name="T204">"false"</text:span></text:p>
      <text:p text:style-name="P205"><text:span text:style-name="T206"><text:tab/></text:span><text:span text:style-name="T207"><text:tab/></text:span><text:span text:style-name="T208">action</text:span><text:span text:style-name="T209">=</text:span><text:span text:style-name="T210">"#{challengeBean.createChallenge}"</text:span><text:span text:style-name="T211"><text:s/></text:span><text:span text:style-name="T212">/&gt;</text:span></text:p>
      <text:p text:style-name="P213"/>
      <text:p text:style-name="P214"><text:span text:style-name="T215">&lt;/</text:span><text:span text:style-name="T216">h:form</text:span><text:span text:style-name="T217">&gt;</text:span></text:p>
      <text:p text:style-name="Standard"><text:span text:style-name="T218">&lt;/</text:span><text:span text:style-name="T219">html</text:span><text:span text:style-name="T220">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6-02-12T06:16:00Z</meta:creation-date>
    <dc:date>2016-02-12T06:18:00Z</dc:date>
    <meta:template xlink:href="Normal" xlink:type="simple"/>
    <meta:editing-cycles>1</meta:editing-cycles>
    <meta:editing-duration>PT0S</meta:editing-duration>
    <meta:document-statistic meta:page-count="1" meta:paragraph-count="2" meta:word-count="189" meta:character-count="1383" meta:row-count="9" meta:non-whitespace-character-count="1196"/>
  </office:meta>
</office:document-meta>
</file>